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sum-of-four-digit-number-after-splitting-digits/" text:style-name="Internet_20_link" text:visited-style-name="Visited_20_Internet_20_Link"><text:span text:style-name="T1">2160. Minimum Sum of Four Digit Number After Splitting Digits</text:span></text:a></text:p>
      <text:section text:style-name="Sect1" text:name="headlessui-popover-button-:r20:">
        <text:p text:style-name="Standard"/>
      </text:section>
      <text:section text:style-name="Sect1" text:name="headlessui-popover-button-:re:">
        <text:p text:style-name="Standard"/>
      </text:section>
      <text:p text:style-name="P3">Easy</text:p>
      <text:p text:style-name="P3">1.3K</text:p>
      <text:p text:style-name="P3">126</text:p>
      <text:section text:style-name="Sect1" text:name="headlessui-popover-button-:ri:">
        <text:p text:style-name="Standard"/>
      </text:section>
      <text:section text:style-name="Sect1" text:name="headlessui-popover-button-:rk:">
        <text:p text:style-name="Standard"/>
      </text:section>
      <text:p text:style-name="P4">Companies</text:p>
      <text:p text:style-name="P5"><text:span text:style-name="T1">You are given a </text:span><text:span text:style-name="Strong_20_Emphasis"><text:span text:style-name="T1">positive</text:span></text:span><text:span text:style-name="T1"> integer </text:span><text:span text:style-name="Source_20_Text"><text:span text:style-name="T2">num</text:span></text:span><text:span text:style-name="T1"> consisting of exactly four digits. Split </text:span><text:span text:style-name="Source_20_Text"><text:span text:style-name="T2">num</text:span></text:span><text:span text:style-name="T1"> into two new integers </text:span><text:span text:style-name="Source_20_Text"><text:span text:style-name="T2">new1</text:span></text:span><text:span text:style-name="T1"> and </text:span><text:span text:style-name="Source_20_Text"><text:span text:style-name="T2">new2</text:span></text:span><text:span text:style-name="T1"> by using the </text:span><text:span text:style-name="Strong_20_Emphasis"><text:span text:style-name="T1">digits</text:span></text:span><text:span text:style-name="T1"> found in </text:span><text:span text:style-name="Source_20_Text"><text:span text:style-name="T2">num</text:span></text:span><text:span text:style-name="T1">. </text:span><text:span text:style-name="Strong_20_Emphasis"><text:span text:style-name="T1">Leading zeros</text:span></text:span><text:span text:style-name="T1"> are allowed in </text:span><text:span text:style-name="Source_20_Text"><text:span text:style-name="T2">new1</text:span></text:span><text:span text:style-name="T1"> and </text:span><text:span text:style-name="Source_20_Text"><text:span text:style-name="T2">new2</text:span></text:span><text:span text:style-name="T1">, and </text:span><text:span text:style-name="Strong_20_Emphasis"><text:span text:style-name="T1">all</text:span></text:span><text:span text:style-name="T1"> the digits found in </text:span><text:span text:style-name="Source_20_Text"><text:span text:style-name="T2">num</text:span></text:span><text:span text:style-name="T1"> must be used.</text:span></text:p>
      <text:list xml:id="list2286209578" text:style-name="L1">
        <text:list-item>
          <text:p text:style-name="P6"><text:span text:style-name="T1">For example, given </text:span><text:span text:style-name="Source_20_Text"><text:span text:style-name="T2">num = 2932</text:span></text:span><text:span text:style-name="T1">, you have the following digits: two </text:span><text:span text:style-name="Source_20_Text"><text:span text:style-name="T2">2</text:span></text:span><text:span text:style-name="T1">'s, one </text:span><text:span text:style-name="Source_20_Text"><text:span text:style-name="T2">9</text:span></text:span><text:span text:style-name="T1"> and one </text:span><text:span text:style-name="Source_20_Text"><text:span text:style-name="T2">3</text:span></text:span><text:span text:style-name="T1">. Some of the possible pairs </text:span><text:span text:style-name="Source_20_Text"><text:span text:style-name="T2">[new1, new2]</text:span></text:span><text:span text:style-name="T1"> are </text:span><text:span text:style-name="Source_20_Text"><text:span text:style-name="T2">[22, 93]</text:span></text:span><text:span text:style-name="T1">, </text:span><text:span text:style-name="Source_20_Text"><text:span text:style-name="T2">[23, 92]</text:span></text:span><text:span text:style-name="T1">, </text:span><text:span text:style-name="Source_20_Text"><text:span text:style-name="T2">[223, 9]</text:span></text:span><text:span text:style-name="T1"> and </text:span><text:span text:style-name="Source_20_Text"><text:span text:style-name="T2">[2, 329]</text:span></text:span><text:span text:style-name="T1">.</text:span></text:p>
        </text:list-item>
      </text:list>
      <text:p text:style-name="P5"><text:span text:style-name="T1">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possible sum of </text:span></text:span><text:span text:style-name="Source_20_Text"><text:span text:style-name="T2">new1</text:span></text:span><text:span text:style-name="Emphasis"><text:span text:style-name="T1"> and </text:span></text:span><text:span text:style-name="Source_20_Text"><text:span text:style-name="T2">new2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 = 2932</text:span></text:p>
      <text:p text:style-name="P2"><text:span text:style-name="Strong_20_Emphasis"><text:span text:style-name="T1">Output:</text:span></text:span><text:span text:style-name="T1"> 52</text:span></text:p>
      <text:p text:style-name="P2"><text:span text:style-name="Strong_20_Emphasis"><text:span text:style-name="T1">Explanation:</text:span></text:span><text:span text:style-name="T1"> Some possible pairs [new1, new2] are [29, 23], [223, 9], etc.</text:span></text:p>
      <text:p text:style-name="P1">The minimum sum can be obtained by the pair [29, 23]: 29 + 23 = 52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 = 4009</text:span></text:p>
      <text:p text:style-name="P2"><text:span text:style-name="Strong_20_Emphasis"><text:span text:style-name="T1">Output:</text:span></text:span><text:span text:style-name="T1"> 13</text:span></text:p>
      <text:p text:style-name="P2"><text:span text:style-name="Strong_20_Emphasis"><text:span text:style-name="T1">Explanation:</text:span></text:span><text:span text:style-name="T1"> Some possible pairs [new1, new2] are [0, 49], [490, 0], etc. </text:span></text:p>
      <text:p text:style-name="P1">The minimum sum can be obtained by the pair [4, 9]: 4 + 9 = 13.</text:p>
      <text:p text:style-name="P7"> </text:p>
      <text:p text:style-name="P5"><text:span text:style-name="Strong_20_Emphasis"><text:span text:style-name="T1">Constraints:</text:span></text:span></text:p>
      <text:list xml:id="list3534203112" text:style-name="L2">
        <text:list-item>
          <text:p text:style-name="P8"><text:span text:style-name="Source_20_Text"><text:span text:style-name="T2">1000 &lt;= num &lt;= 999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08:34:33.822000000</dc:date>
    <meta:editing-duration>PT9S</meta:editing-duration>
    <meta:editing-cycles>1</meta:editing-cycles>
    <meta:document-statistic meta:table-count="0" meta:image-count="0" meta:object-count="0" meta:page-count="1" meta:paragraph-count="22" meta:word-count="184" meta:character-count="932" meta:non-whitespace-character-count="767"/>
    <meta:generator>LibreOffice/7.2.2.2$Windows_X86_64 LibreOffice_project/02b2acce88a210515b4a5bb2e46cbfb63fe97d56</meta:generator>
  </office:meta>
</office:document-meta>
</file>